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fb4d30" style:font-size-asian="14pt" style:font-size-complex="14pt"/>
    </style:style>
    <style:style style:name="P5" style:family="paragraph" style:parent-style-name="Standard">
      <style:text-properties fo:font-size="14pt" officeooo:paragraph-rsid="0125c467" style:font-size-asian="14pt" style:font-size-complex="14pt"/>
    </style:style>
    <style:style style:name="P6" style:family="paragraph" style:parent-style-name="Standard">
      <style:text-properties fo:font-size="14pt" officeooo:paragraph-rsid="0127f11e" style:font-size-asian="14pt" style:font-size-complex="14pt"/>
    </style:style>
    <style:style style:name="P7" style:family="paragraph" style:parent-style-name="Standard">
      <style:text-properties fo:font-size="14pt" officeooo:rsid="013f7dd1" officeooo:paragraph-rsid="013f7dd1" style:font-size-asian="14pt" style:font-size-complex="14pt"/>
    </style:style>
    <style:style style:name="P8" style:family="paragraph" style:parent-style-name="Standard">
      <style:text-properties fo:font-size="14pt" fo:font-style="italic" style:font-size-asian="14pt" style:font-style-asian="italic" style:font-size-complex="14pt" style:font-style-complex="italic"/>
    </style:style>
    <style:style style:name="P9" style:family="paragraph" style:parent-style-name="Standard">
      <style:text-properties fo:font-size="14pt" fo:font-style="normal" fo:font-weight="normal" officeooo:rsid="00fb4d30" officeooo:paragraph-rsid="00fb4d30" style:font-size-asian="14pt" style:font-style-asian="normal" style:font-weight-asian="normal" style:font-size-complex="14pt" style:font-style-complex="normal" style:font-weight-complex="normal"/>
    </style:style>
    <style:style style:name="P10" style:family="paragraph" style:parent-style-name="Standard">
      <style:text-properties fo:font-size="14pt" fo:font-style="normal" fo:font-weight="normal" officeooo:rsid="00fd11cb" officeooo:paragraph-rsid="00fd11cb" style:font-size-asian="14pt" style:font-style-asian="normal" style:font-weight-asian="normal" style:font-size-complex="14pt" style:font-style-complex="normal" style:font-weight-complex="normal"/>
    </style:style>
    <style:style style:name="P11" style:family="paragraph" style:parent-style-name="Standard">
      <style:text-properties fo:font-size="14pt" fo:font-style="normal" fo:font-weight="normal" officeooo:rsid="00f62f29" officeooo:paragraph-rsid="01209272" style:font-size-asian="14pt" style:font-style-asian="normal" style:font-weight-asian="normal" style:font-size-complex="14pt" style:font-style-complex="normal" style:font-weight-complex="normal"/>
    </style:style>
    <style:style style:name="P12" style:family="paragraph" style:parent-style-name="Standard">
      <style:text-properties fo:font-size="14pt" fo:font-style="normal" fo:font-weight="normal" officeooo:rsid="00f76e69" officeooo:paragraph-rsid="01221dd8" style:font-size-asian="14pt" style:font-style-asian="normal" style:font-weight-asian="normal" style:font-size-complex="14pt" style:font-style-complex="normal" style:font-weight-complex="normal"/>
    </style:style>
    <style:style style:name="P13" style:family="paragraph" style:parent-style-name="Standard">
      <style:text-properties fo:font-size="14pt" fo:font-style="normal" fo:font-weight="normal" officeooo:rsid="01221dd8" officeooo:paragraph-rsid="01221dd8"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font-style="normal" fo:font-weight="normal" officeooo:rsid="01209272" officeooo:paragraph-rsid="01209272" style:font-size-asian="14pt" style:font-style-asian="normal" style:font-weight-asian="normal" style:font-size-complex="14pt" style:font-style-complex="normal" style:font-weight-complex="normal"/>
    </style:style>
    <style:style style:name="P15" style:family="paragraph" style:parent-style-name="Standard">
      <style:text-properties fo:font-size="14pt" fo:font-style="normal" fo:font-weight="normal" officeooo:rsid="0134f500" officeooo:paragraph-rsid="0134f500"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fo:font-weight="normal" officeooo:rsid="0140b4c6" officeooo:paragraph-rsid="0140b4c6"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142acfc" officeooo:paragraph-rsid="0142acfc"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officeooo:paragraph-rsid="00fb4d30"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weight="bold" officeooo:paragraph-rsid="0125c467"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paragraph-rsid="0127f11e"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paragraph-rsid="0138b4ea"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officeooo:paragraph-rsid="013ef52b"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4pt" style:font-size-asian="24pt" style:font-size-complex="24pt"/>
    </style:style>
    <style:style style:name="P25" style:family="paragraph" style:parent-style-name="Standard">
      <style:text-properties style:text-position="0% 100%" fo:font-size="14pt" fo:font-style="normal" fo:font-weight="normal" officeooo:rsid="00fb4d30" officeooo:paragraph-rsid="00fb4d30" style:font-size-asian="14pt" style:font-style-asian="normal" style:font-weight-asian="normal" style:font-size-complex="14pt" style:font-style-complex="normal" style:font-weight-complex="normal"/>
    </style:style>
    <style:style style:name="P26" style:family="paragraph" style:parent-style-name="Standard">
      <style:text-properties style:text-position="0% 100%" fo:font-size="14pt" fo:font-style="normal" fo:font-weight="normal" officeooo:rsid="00fd11cb" officeooo:paragraph-rsid="00fb4d30" style:font-size-asian="14pt" style:font-style-asian="normal" style:font-weight-asian="normal" style:font-size-complex="14pt" style:font-style-complex="normal" style:font-weight-complex="normal"/>
    </style:style>
    <style:style style:name="P27" style:family="paragraph" style:parent-style-name="Standard">
      <style:text-properties style:text-position="0% 100%" fo:font-size="14pt" fo:font-style="normal" fo:font-weight="normal" officeooo:rsid="00fd11cb" officeooo:paragraph-rsid="00fd11cb" style:font-size-asian="14pt" style:font-style-asian="normal" style:font-weight-asian="normal" style:font-size-complex="14pt" style:font-style-complex="normal" style:font-weight-complex="normal"/>
    </style:style>
    <style:style style:name="P28" style:family="paragraph" style:parent-style-name="Standard">
      <style:text-properties style:text-position="0% 100%" fo:font-size="14pt" fo:font-style="normal" fo:font-weight="normal" officeooo:rsid="00fed6ed" officeooo:paragraph-rsid="00fed6ed" style:font-size-asian="14pt" style:font-style-asian="normal" style:font-weight-asian="normal" style:font-size-complex="14pt" style:font-style-complex="normal" style:font-weight-complex="normal"/>
    </style:style>
    <style:style style:name="P29" style:family="paragraph" style:parent-style-name="Standard">
      <style:text-properties style:text-position="0% 100%" fo:font-size="14pt" fo:font-style="normal" fo:font-weight="normal" officeooo:rsid="00fed6ed" officeooo:paragraph-rsid="01006fc9" style:font-size-asian="14pt" style:font-style-asian="normal" style:font-weight-asian="normal" style:font-size-complex="14pt" style:font-style-complex="normal" style:font-weight-complex="normal"/>
    </style:style>
    <style:style style:name="P30" style:family="paragraph" style:parent-style-name="Standard">
      <style:text-properties style:text-position="0% 100%" fo:font-size="14pt" fo:font-style="normal" fo:font-weight="normal" officeooo:rsid="00fed6ed" officeooo:paragraph-rsid="0123f003" style:font-size-asian="14pt" style:font-style-asian="normal" style:font-weight-asian="normal" style:font-size-complex="14pt" style:font-style-complex="normal" style:font-weight-complex="normal"/>
    </style:style>
    <style:style style:name="P31" style:family="paragraph" style:parent-style-name="Standard">
      <style:text-properties style:text-position="0% 100%" fo:font-size="14pt" fo:font-style="normal" fo:font-weight="normal" officeooo:rsid="01006fc9" officeooo:paragraph-rsid="01006fc9" style:font-size-asian="14pt" style:font-style-asian="normal" style:font-weight-asian="normal" style:font-size-complex="14pt" style:font-style-complex="normal" style:font-weight-complex="normal"/>
    </style:style>
    <style:style style:name="P32" style:family="paragraph" style:parent-style-name="Standard">
      <style:text-properties style:text-position="0% 100%" fo:font-size="14pt" fo:font-style="normal" fo:font-weight="normal" officeooo:rsid="01006fc9" officeooo:paragraph-rsid="0101cf7b" style:font-size-asian="14pt" style:font-style-asian="normal" style:font-weight-asian="normal" style:font-size-complex="14pt" style:font-style-complex="normal" style:font-weight-complex="normal"/>
    </style:style>
    <style:style style:name="P33" style:family="paragraph" style:parent-style-name="Standard">
      <style:text-properties style:text-position="0% 100%" fo:font-size="14pt" fo:font-style="normal" fo:font-weight="normal" officeooo:rsid="0125c467" officeooo:paragraph-rsid="0125c467" style:font-size-asian="14pt" style:font-style-asian="normal" style:font-weight-asian="normal" style:font-size-complex="14pt" style:font-style-complex="normal" style:font-weight-complex="normal"/>
    </style:style>
    <style:style style:name="P34" style:family="paragraph" style:parent-style-name="Standard">
      <style:text-properties style:text-position="0% 100%" fo:font-size="14pt" fo:font-style="normal" fo:font-weight="normal" officeooo:rsid="0127f11e" officeooo:paragraph-rsid="0127f11e" style:font-size-asian="14pt" style:font-style-asian="normal" style:font-weight-asian="normal" style:font-size-complex="14pt" style:font-style-complex="normal" style:font-weight-complex="normal"/>
    </style:style>
    <style:style style:name="P35" style:family="paragraph" style:parent-style-name="Standard">
      <style:text-properties style:text-position="0% 100%" fo:font-size="14pt" fo:font-style="normal" fo:font-weight="normal" officeooo:rsid="01209272" officeooo:paragraph-rsid="01209272" style:font-size-asian="14pt" style:font-style-asian="normal" style:font-weight-asian="normal" style:font-size-complex="14pt" style:font-style-complex="normal" style:font-weight-complex="normal"/>
    </style:style>
    <style:style style:name="P36" style:family="paragraph" style:parent-style-name="Standard">
      <style:text-properties style:text-position="0% 100%" fo:font-size="14pt" fo:font-style="normal" fo:font-weight="normal" officeooo:rsid="0123f003" officeooo:paragraph-rsid="00fed6ed" style:font-size-asian="14pt" style:font-style-asian="normal" style:font-weight-asian="normal" style:font-size-complex="14pt" style:font-style-complex="normal" style:font-weight-complex="normal"/>
    </style:style>
    <style:style style:name="P37" style:family="paragraph" style:parent-style-name="Standard">
      <style:text-properties style:text-position="0% 100%" fo:font-size="14pt" fo:font-style="normal" fo:font-weight="normal" officeooo:rsid="0130b93d" officeooo:paragraph-rsid="0130b93d" style:font-size-asian="14pt" style:font-style-asian="normal" style:font-weight-asian="normal" style:font-size-complex="14pt" style:font-style-complex="normal" style:font-weight-complex="normal"/>
    </style:style>
    <style:style style:name="P38" style:family="paragraph" style:parent-style-name="Standard">
      <style:text-properties style:text-position="0% 100%" fo:font-size="14pt" fo:font-style="normal" fo:font-weight="normal" officeooo:rsid="01336b08" officeooo:paragraph-rsid="01336b08" style:font-size-asian="14pt" style:font-style-asian="normal" style:font-weight-asian="normal" style:font-size-complex="14pt" style:font-style-complex="normal" style:font-weight-complex="normal"/>
    </style:style>
    <style:style style:name="P39" style:family="paragraph" style:parent-style-name="Standard">
      <style:text-properties style:text-position="0% 100%" fo:font-size="14pt" fo:font-style="normal" fo:font-weight="normal" officeooo:rsid="012150ff" officeooo:paragraph-rsid="01209272" style:font-size-asian="14pt" style:font-style-asian="normal" style:font-weight-asian="normal" style:font-size-complex="14pt" style:font-style-complex="normal" style:font-weight-complex="normal"/>
    </style:style>
    <style:style style:name="P40" style:family="paragraph" style:parent-style-name="Standard">
      <style:text-properties style:text-position="0% 100%" fo:font-size="14pt" fo:font-style="normal" fo:font-weight="normal" officeooo:rsid="013c031d" officeooo:paragraph-rsid="013c031d" style:font-size-asian="14pt" style:font-style-asian="normal" style:font-weight-asian="normal" style:font-size-complex="14pt" style:font-style-complex="normal" style:font-weight-complex="normal"/>
    </style:style>
    <style:style style:name="P41" style:family="paragraph" style:parent-style-name="Standard">
      <style:text-properties style:text-position="0% 100%" fo:font-size="14pt" fo:font-style="normal" fo:font-weight="normal" officeooo:rsid="0140b4c6" officeooo:paragraph-rsid="0140b4c6" style:font-size-asian="14pt" style:font-style-asian="normal" style:font-weight-asian="normal" style:font-size-complex="14pt" style:font-style-complex="normal" style:font-weight-complex="normal"/>
    </style:style>
    <style:style style:name="P42" style:family="paragraph" style:parent-style-name="Standard">
      <style:text-properties style:text-position="0% 100%" style:font-name="Liberation Serif1" fo:font-size="14pt" fo:font-style="normal" fo:font-weight="normal" officeooo:rsid="01006fc9" officeooo:paragraph-rsid="01006fc9" style:font-name-asian="Liberation Serif1" style:font-size-asian="14pt" style:font-style-asian="normal" style:font-weight-asian="normal" style:font-name-complex="Liberation Serif1" style:font-size-complex="14pt" style:font-style-complex="normal" style:font-weight-complex="normal"/>
    </style:style>
    <style:style style:name="P43" style:family="paragraph" style:parent-style-name="Standard">
      <style:text-properties style:text-position="0% 100%" style:font-name="Liberation Serif1" fo:font-size="14pt" fo:font-style="normal" fo:font-weight="normal" officeooo:rsid="01006fc9" officeooo:paragraph-rsid="0101cf7b" style:font-name-asian="Liberation Serif1" style:font-size-asian="14pt" style:font-style-asian="normal" style:font-weight-asian="normal" style:font-name-complex="Liberation Serif1" style:font-size-complex="14pt" style:font-style-complex="normal" style:font-weight-complex="normal"/>
    </style:style>
    <style:style style:name="P44" style:family="paragraph" style:parent-style-name="Standard">
      <style:text-properties style:text-position="0% 100%" style:font-name="Liberation Serif1" fo:font-size="14pt" fo:font-style="normal" fo:font-weight="normal" officeooo:rsid="010befb2" officeooo:paragraph-rsid="01336b08" style:font-name-asian="Liberation Serif1" style:font-size-asian="14pt" style:font-style-asian="normal" style:font-weight-asian="normal" style:font-name-complex="Liberation Serif1" style:font-size-complex="14pt" style:font-style-complex="normal" style:font-weight-complex="normal"/>
    </style:style>
    <style:style style:name="P45" style:family="paragraph" style:parent-style-name="Standard">
      <style:text-properties style:text-position="0% 100%" style:font-name="Liberation Serif1" fo:font-size="14pt" fo:font-style="normal" fo:font-weight="normal" officeooo:rsid="010befb2" officeooo:paragraph-rsid="0133b7a2" style:font-name-asian="Liberation Serif1" style:font-size-asian="14pt" style:font-style-asian="normal" style:font-weight-asian="normal" style:font-name-complex="Liberation Serif1" style:font-size-complex="14pt" style:font-style-complex="normal" style:font-weight-complex="normal"/>
    </style:style>
    <style:style style:name="P46" style:family="paragraph" style:parent-style-name="Standard">
      <style:text-properties style:text-position="0% 100%" style:font-name="Liberation Serif1" fo:font-size="14pt" fo:font-style="normal" fo:font-weight="normal" officeooo:rsid="0125c467" officeooo:paragraph-rsid="0125c467" style:font-name-asian="Liberation Serif1" style:font-size-asian="14pt" style:font-style-asian="normal" style:font-weight-asian="normal" style:font-name-complex="Liberation Serif1" style:font-size-complex="14pt" style:font-style-complex="normal" style:font-weight-complex="normal"/>
    </style:style>
    <style:style style:name="P47" style:family="paragraph" style:parent-style-name="Standard">
      <style:text-properties style:text-position="0% 100%" style:font-name="Liberation Serif1" fo:font-size="14pt" fo:font-style="normal" fo:font-weight="normal" officeooo:rsid="0127f11e" officeooo:paragraph-rsid="0127f11e" style:font-name-asian="Liberation Serif1" style:font-size-asian="14pt" style:font-style-asian="normal" style:font-weight-asian="normal" style:font-name-complex="Liberation Serif1" style:font-size-complex="14pt" style:font-style-complex="normal" style:font-weight-complex="normal"/>
    </style:style>
    <style:style style:name="P48" style:family="paragraph" style:parent-style-name="Standard">
      <style:text-properties style:text-position="0% 100%" style:font-name="Liberation Serif1" fo:font-size="14pt" fo:font-style="normal" fo:font-weight="normal" officeooo:rsid="01336b08" officeooo:paragraph-rsid="0133b7a2" style:font-name-asian="Liberation Serif1" style:font-size-asian="14pt" style:font-style-asian="normal" style:font-weight-asian="normal" style:font-name-complex="Liberation Serif1" style:font-size-complex="14pt" style:font-style-complex="normal" style:font-weight-complex="normal"/>
    </style:style>
    <style:style style:name="P49" style:family="paragraph" style:parent-style-name="Standard">
      <style:text-properties style:text-position="0% 100%" style:font-name="Liberation Serif1" fo:font-size="14pt" fo:font-style="normal" fo:font-weight="normal" officeooo:rsid="0133b7a2" officeooo:paragraph-rsid="0133b7a2" style:font-name-asian="Liberation Serif1" style:font-size-asian="14pt" style:font-style-asian="normal" style:font-weight-asian="normal" style:font-name-complex="Liberation Serif1" style:font-size-complex="14pt" style:font-style-complex="normal" style:font-weight-complex="normal"/>
    </style:style>
    <style:style style:name="P50" style:family="paragraph" style:parent-style-name="Standard">
      <style:text-properties style:text-position="0% 100%" style:font-name="Liberation Serif1" fo:font-size="14pt" fo:font-style="normal" fo:font-weight="normal" officeooo:rsid="0130b93d" officeooo:paragraph-rsid="0127f11e" style:font-name-asian="Liberation Serif1" style:font-size-asian="14pt" style:font-style-asian="normal" style:font-weight-asian="normal" style:font-name-complex="Liberation Serif1" style:font-size-complex="14pt" style:font-style-complex="normal" style:font-weight-complex="normal"/>
    </style:style>
    <style:style style:name="P51" style:family="paragraph" style:parent-style-name="Standard">
      <style:text-properties style:text-position="0% 100%" style:font-name="Liberation Serif1" fo:font-size="14pt" fo:font-style="normal" fo:font-weight="normal" officeooo:rsid="0130b93d" officeooo:paragraph-rsid="0130b93d" style:font-name-asian="Liberation Serif1" style:font-size-asian="14pt" style:font-style-asian="normal" style:font-weight-asian="normal" style:font-name-complex="Liberation Serif1" style:font-size-complex="14pt" style:font-style-complex="normal" style:font-weight-complex="normal"/>
    </style:style>
    <style:style style:name="P52" style:family="paragraph" style:parent-style-name="Standard">
      <style:text-properties style:text-position="0% 100%" style:font-name="Liberation Serif1" fo:font-size="14pt" fo:font-style="normal" fo:font-weight="normal" officeooo:rsid="0134f500" officeooo:paragraph-rsid="0134f500" style:font-name-asian="Liberation Serif1" style:font-size-asian="14pt" style:font-style-asian="normal" style:font-weight-asian="normal" style:font-name-complex="Liberation Serif1" style:font-size-complex="14pt" style:font-style-complex="normal" style:font-weight-complex="normal"/>
    </style:style>
    <style:style style:name="P53" style:family="paragraph" style:parent-style-name="Standard">
      <style:text-properties style:text-position="0% 100%" style:font-name="Liberation Serif1" fo:font-size="14pt" fo:font-style="normal" fo:font-weight="normal" officeooo:rsid="01164216" officeooo:paragraph-rsid="0138b4ea" style:font-name-asian="Liberation Serif1" style:font-size-asian="14pt" style:font-style-asian="normal" style:font-weight-asian="normal" style:font-name-complex="Liberation Serif1" style:font-size-complex="14pt" style:font-style-complex="normal" style:font-weight-complex="normal"/>
    </style:style>
    <style:style style:name="P54" style:family="paragraph" style:parent-style-name="Standard">
      <style:text-properties style:text-position="0% 100%" style:font-name="Liberation Serif1" fo:font-size="14pt" fo:font-style="normal" fo:font-weight="normal" officeooo:rsid="0106c415" officeooo:paragraph-rsid="0138b4ea" style:font-name-asian="Liberation Serif1" style:font-size-asian="14pt" style:font-style-asian="normal" style:font-weight-asian="normal" style:font-name-complex="Liberation Serif1" style:font-size-complex="14pt" style:font-style-complex="normal" style:font-weight-complex="normal"/>
    </style:style>
    <style:style style:name="P55" style:family="paragraph" style:parent-style-name="Standard">
      <style:text-properties style:text-position="0% 100%" style:font-name="Liberation Serif1" fo:font-size="14pt" fo:font-style="normal" fo:font-weight="normal" officeooo:rsid="0112244a" officeooo:paragraph-rsid="0138b4ea" style:font-name-asian="Liberation Serif1" style:font-size-asian="14pt" style:font-style-asian="normal" style:font-weight-asian="normal" style:font-name-complex="Liberation Serif1" style:font-size-complex="14pt" style:font-style-complex="normal" style:font-weight-complex="normal"/>
    </style:style>
    <style:style style:name="P56" style:family="paragraph" style:parent-style-name="Standard">
      <style:text-properties style:text-position="0% 100%" style:font-name="Liberation Serif1" fo:font-size="14pt" fo:font-style="normal" fo:font-weight="normal" officeooo:rsid="0112636a" officeooo:paragraph-rsid="0138b4ea" style:font-name-asian="Liberation Serif1" style:font-size-asian="14pt" style:font-style-asian="normal" style:font-weight-asian="normal" style:font-name-complex="Liberation Serif1" style:font-size-complex="14pt" style:font-style-complex="normal" style:font-weight-complex="normal"/>
    </style:style>
    <style:style style:name="P57" style:family="paragraph" style:parent-style-name="Standard">
      <style:text-properties style:text-position="0% 100%" style:font-name="Liberation Serif1" fo:font-size="14pt" fo:font-style="normal" fo:font-weight="normal" officeooo:rsid="0117f19f" officeooo:paragraph-rsid="0138b4ea" style:font-name-asian="Liberation Serif1" style:font-size-asian="14pt" style:font-style-asian="normal" style:font-weight-asian="normal" style:font-name-complex="Liberation Serif1" style:font-size-complex="14pt" style:font-style-complex="normal" style:font-weight-complex="normal"/>
    </style:style>
    <style:style style:name="P58" style:family="paragraph" style:parent-style-name="Standard">
      <style:text-properties style:text-position="0% 100%" style:font-name="Liberation Serif1" fo:font-size="14pt" fo:font-style="normal" fo:font-weight="normal" officeooo:rsid="0117497a" officeooo:paragraph-rsid="0138b4ea" style:font-name-asian="Liberation Serif1" style:font-size-asian="14pt" style:font-style-asian="normal" style:font-weight-asian="normal" style:font-name-complex="Liberation Serif1" style:font-size-complex="14pt" style:font-style-complex="normal" style:font-weight-complex="normal"/>
    </style:style>
    <style:style style:name="P59" style:family="paragraph" style:parent-style-name="Standard">
      <style:text-properties style:text-position="0% 100%" style:font-name="Liberation Serif1" fo:font-size="14pt" fo:font-style="normal" fo:font-weight="normal" officeooo:rsid="013a7ea5" officeooo:paragraph-rsid="013a7ea5" style:font-name-asian="Liberation Serif1" style:font-size-asian="14pt" style:font-style-asian="normal" style:font-weight-asian="normal" style:font-name-complex="Liberation Serif1" style:font-size-complex="14pt" style:font-style-complex="normal" style:font-weight-complex="normal"/>
    </style:style>
    <style:style style:name="P60" style:family="paragraph" style:parent-style-name="Standard">
      <style:text-properties style:text-position="0% 100%" style:font-name="Liberation Serif1" fo:font-size="14pt" fo:font-style="normal" fo:font-weight="normal" officeooo:rsid="013c031d" officeooo:paragraph-rsid="013c031d" style:font-name-asian="Liberation Serif1" style:font-size-asian="14pt" style:font-style-asian="normal" style:font-weight-asian="normal" style:font-name-complex="Liberation Serif1" style:font-size-complex="14pt" style:font-style-complex="normal" style:font-weight-complex="normal"/>
    </style:style>
    <style:style style:name="P61" style:family="paragraph" style:parent-style-name="Standard">
      <style:text-properties style:text-position="0% 100%" style:font-name="Liberation Serif1" fo:font-size="14pt" fo:font-style="normal" fo:font-weight="normal" officeooo:rsid="013ef52b" officeooo:paragraph-rsid="013ef52b" style:font-name-asian="Liberation Serif1" style:font-size-asian="14pt" style:font-style-asian="normal" style:font-weight-asian="normal" style:font-name-complex="Liberation Serif1" style:font-size-complex="14pt" style:font-style-complex="normal" style:font-weight-complex="normal"/>
    </style:style>
    <style:style style:name="P62" style:family="paragraph" style:parent-style-name="Standard">
      <style:text-properties style:text-position="0% 100%" style:font-name="Liberation Serif1" fo:font-size="14pt" fo:font-style="normal" fo:font-weight="normal" officeooo:rsid="0129943b" officeooo:paragraph-rsid="012dd028" style:font-name-asian="Liberation Serif1" style:font-size-asian="14pt" style:font-style-asian="normal" style:font-weight-asian="normal" style:font-name-complex="Liberation Serif1" style:font-size-complex="14pt" style:font-style-complex="normal" style:font-weight-complex="normal"/>
    </style:style>
    <style:style style:name="P63" style:family="paragraph" style:parent-style-name="Standard">
      <style:text-properties style:text-position="0% 100%" style:font-name="Liberation Serif1" fo:font-size="14pt" fo:font-style="normal" fo:font-weight="normal" officeooo:rsid="013f7dd1" officeooo:paragraph-rsid="013f7dd1" style:font-name-asian="Liberation Serif1" style:font-size-asian="14pt" style:font-style-asian="normal" style:font-weight-asian="normal" style:font-name-complex="Liberation Serif1" style:font-size-complex="14pt" style:font-style-complex="normal" style:font-weight-complex="normal"/>
    </style:style>
    <style:style style:name="P64" style:family="paragraph" style:parent-style-name="Standard">
      <style:text-properties style:text-position="0% 100%" style:font-name="Liberation Serif1" fo:font-size="14pt" fo:font-style="normal" fo:font-weight="normal" officeooo:rsid="01431cbf" officeooo:paragraph-rsid="01431cbf" style:font-name-asian="Liberation Serif1" style:font-size-asian="14pt" style:font-style-asian="normal" style:font-weight-asian="normal" style:font-name-complex="Liberation Serif1" style:font-size-complex="14pt" style:font-style-complex="normal" style:font-weight-complex="normal"/>
    </style:style>
    <style:style style:name="P65" style:family="paragraph" style:parent-style-name="Standard">
      <style:text-properties style:text-position="0% 100%" style:font-name="Liberation Serif1" fo:font-size="14pt" fo:font-style="normal" style:text-underline-style="solid" style:text-underline-width="auto" style:text-underline-color="font-color" fo:font-weight="bold" officeooo:rsid="01336b08" officeooo:paragraph-rsid="01336b08" style:font-name-asian="Liberation Serif1" style:font-size-asian="14pt" style:font-style-asian="normal" style:font-weight-asian="bold" style:font-name-complex="Liberation Serif1" style:font-size-complex="14pt" style:font-style-complex="normal" style:font-weight-complex="bold"/>
    </style:style>
    <style:style style:name="P66" style:family="paragraph" style:parent-style-name="Standard">
      <style:text-properties style:text-position="0% 100%" style:font-name="Liberation Serif1" fo:font-size="14pt" fo:font-style="normal" fo:font-weight="normal" officeooo:rsid="0144063b" officeooo:paragraph-rsid="0144063b" style:font-name-asian="Liberation Serif1" style:font-size-asian="14pt" style:font-style-asian="normal" style:font-weight-asian="normal" style:font-name-complex="Liberation Serif1" style:font-size-complex="14pt" style:font-style-complex="normal" style:font-weight-complex="normal"/>
    </style:style>
    <style:style style:name="P67" style:family="paragraph" style:parent-style-name="Standard">
      <style:text-properties style:text-position="0% 100%" style:font-name="Liberation Serif1" fo:font-size="14pt" fo:font-style="normal" fo:font-weight="normal" officeooo:rsid="0127f11e" officeooo:paragraph-rsid="0146a54c" style:font-name-asian="Liberation Serif1" style:font-size-asian="14pt" style:font-style-asian="normal" style:font-weight-asian="normal" style:font-name-complex="Liberation Serif1" style:font-size-complex="14pt" style:font-style-complex="normal" style:font-weight-complex="normal"/>
    </style:style>
    <style:style style:name="P68" style:family="paragraph" style:parent-style-name="Standard">
      <style:text-properties style:text-position="0% 100%" style:font-name="Liberation Serif1" fo:font-size="14pt" fo:font-style="normal" fo:font-weight="normal" officeooo:rsid="0146a54c" officeooo:paragraph-rsid="014837ec" style:font-name-asian="Liberation Serif1" style:font-size-asian="14pt" style:font-style-asian="normal" style:font-weight-asian="normal" style:font-name-complex="Liberation Serif1" style:font-size-complex="14pt" style:font-style-complex="normal" style:font-weight-complex="normal"/>
    </style:style>
    <style:style style:name="P69" style:family="paragraph" style:parent-style-name="Standard">
      <style:paragraph-properties fo:text-align="center" style:justify-single-word="false"/>
      <style:text-properties fo:font-size="20pt" fo:font-weight="bold" officeooo:paragraph-rsid="0146a54c" style:font-size-asian="20pt" style:font-weight-asian="bold" style:font-size-complex="20pt" style:font-weight-complex="bold"/>
    </style:style>
    <style:style style:name="T1" style:family="text">
      <style:text-properties officeooo:rsid="00e75fa9"/>
    </style:style>
    <style:style style:name="T2" style:family="text">
      <style:text-properties officeooo:rsid="00ea1373"/>
    </style:style>
    <style:style style:name="T3" style:family="text">
      <style:text-properties officeooo:rsid="00fb4d30"/>
    </style:style>
    <style:style style:name="T4" style:family="text">
      <style:text-properties style:text-position="super 58%"/>
    </style:style>
    <style:style style:name="T5" style:family="text">
      <style:text-properties style:text-position="super 58%" style:font-name="Liberation Serif1" style:font-name-asian="Liberation Serif1" style:font-name-complex="Liberation Serif1"/>
    </style:style>
    <style:style style:name="T6" style:family="text">
      <style:text-properties style:text-position="super 58%" style:font-name="Liberation Serif1" officeooo:rsid="01006fc9" style:font-name-asian="Liberation Serif1" style:font-name-complex="Liberation Serif1"/>
    </style:style>
    <style:style style:name="T7" style:family="text">
      <style:text-properties style:text-position="super 58%" style:font-name="Liberation Serif1" officeooo:rsid="0130b93d" style:font-name-asian="Liberation Serif1" style:font-name-complex="Liberation Serif1"/>
    </style:style>
    <style:style style:name="T8" style:family="text">
      <style:text-properties style:text-position="super 58%" officeooo:rsid="01209272"/>
    </style:style>
    <style:style style:name="T9" style:family="text">
      <style:text-properties style:text-position="super 58%" officeooo:rsid="012150ff"/>
    </style:style>
    <style:style style:name="T10" style:family="text">
      <style:text-properties style:text-position="super 58%" officeooo:rsid="01221dd8"/>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style:text-position="0% 100%" style:font-name="Liberation Serif1" style:font-name-asian="Liberation Serif1" style:font-name-complex="Liberation Serif1"/>
    </style:style>
    <style:style style:name="T14" style:family="text">
      <style:text-properties style:text-position="0% 100%" style:font-name="Liberation Serif1" officeooo:rsid="0123f003" style:font-name-asian="Liberation Serif1" style:font-name-complex="Liberation Serif1"/>
    </style:style>
    <style:style style:name="T15" style:family="text">
      <style:text-properties style:text-position="0% 100%" officeooo:rsid="00fed6ed"/>
    </style:style>
    <style:style style:name="T16" style:family="text">
      <style:text-properties style:text-position="0% 100%" officeooo:rsid="01209272"/>
    </style:style>
    <style:style style:name="T17" style:family="text">
      <style:text-properties style:text-position="0% 100%" fo:font-weight="bold" style:font-weight-asian="bold" style:font-weight-complex="bold"/>
    </style:style>
    <style:style style:name="T18" style:family="text">
      <style:text-properties style:text-position="0% 100%" officeooo:rsid="012150ff"/>
    </style:style>
    <style:style style:name="T19" style:family="text">
      <style:text-properties style:text-position="0% 100%" officeooo:rsid="01221dd8"/>
    </style:style>
    <style:style style:name="T20" style:family="text">
      <style:text-properties style:text-position="0% 100%" officeooo:rsid="0123f003"/>
    </style:style>
    <style:style style:name="T21" style:family="text">
      <style:text-properties style:text-position="0% 100%" officeooo:rsid="0131f793"/>
    </style:style>
    <style:style style:name="T22" style:family="text">
      <style:text-properties style:text-position="0% 100%" officeooo:rsid="01431cbf"/>
    </style:style>
    <style:style style:name="T23" style:family="text">
      <style:text-properties style:font-name="Liberation Serif1" style:font-name-asian="Liberation Serif1" style:font-name-complex="Liberation Serif1"/>
    </style:style>
    <style:style style:name="T24" style:family="text">
      <style:text-properties style:font-name="Liberation Serif1" officeooo:rsid="00fd11cb" style:font-name-asian="Liberation Serif1" style:font-name-complex="Liberation Serif1"/>
    </style:style>
    <style:style style:name="T25" style:family="text">
      <style:text-properties style:font-name="Liberation Serif1" officeooo:rsid="01006fc9" style:font-name-asian="Liberation Serif1" style:font-name-complex="Liberation Serif1"/>
    </style:style>
    <style:style style:name="T26" style:family="text">
      <style:text-properties style:font-name="Liberation Serif1" officeooo:rsid="0101cf7b" style:font-name-asian="Liberation Serif1" style:font-name-complex="Liberation Serif1"/>
    </style:style>
    <style:style style:name="T27" style:family="text">
      <style:text-properties style:font-name="Liberation Serif1" officeooo:rsid="0126d5f3" style:font-name-asian="Liberation Serif1" style:font-name-complex="Liberation Serif1"/>
    </style:style>
    <style:style style:name="T28" style:family="text">
      <style:text-properties style:font-name="Liberation Serif1" officeooo:rsid="0130b93d" style:font-name-asian="Liberation Serif1" style:font-name-complex="Liberation Serif1"/>
    </style:style>
    <style:style style:name="T29" style:family="text">
      <style:text-properties style:font-name="Liberation Serif1" officeooo:rsid="0131f793" style:font-name-asian="Liberation Serif1" style:font-name-complex="Liberation Serif1"/>
    </style:style>
    <style:style style:name="T30" style:family="text">
      <style:text-properties style:font-name="Liberation Serif1" officeooo:rsid="0134f500" style:font-name-asian="Liberation Serif1" style:font-name-complex="Liberation Serif1"/>
    </style:style>
    <style:style style:name="T31" style:family="text">
      <style:text-properties style:font-name="Liberation Serif1" officeooo:rsid="010befb2" style:font-name-asian="Liberation Serif1" style:font-name-complex="Liberation Serif1"/>
    </style:style>
    <style:style style:name="T32" style:family="text">
      <style:text-properties style:font-name="Liberation Serif1" officeooo:rsid="013d81e4" style:font-name-asian="Liberation Serif1" style:font-name-complex="Liberation Serif1"/>
    </style:style>
    <style:style style:name="T33" style:family="text">
      <style:text-properties style:font-name="Liberation Serif1" officeooo:rsid="013f7dd1" style:font-name-asian="Liberation Serif1" style:font-name-complex="Liberation Serif1"/>
    </style:style>
    <style:style style:name="T34" style:family="text">
      <style:text-properties style:font-name="Liberation Serif1" officeooo:rsid="0142acfc" style:font-name-asian="Liberation Serif1" style:font-name-complex="Liberation Serif1"/>
    </style:style>
    <style:style style:name="T35" style:family="text">
      <style:text-properties style:font-name="Liberation Serif1" fo:font-weight="bold" style:font-name-asian="Liberation Serif1" style:font-weight-asian="bold" style:font-name-complex="Liberation Serif1" style:font-weight-complex="bold"/>
    </style:style>
    <style:style style:name="T36" style:family="text">
      <style:text-properties officeooo:rsid="0101cf7b"/>
    </style:style>
    <style:style style:name="T37" style:family="text">
      <style:text-properties fo:font-weight="bold" style:font-weight-asian="bold" style:font-weight-complex="bold"/>
    </style:style>
    <style:style style:name="T38" style:family="text">
      <style:text-properties fo:font-weight="bold" officeooo:rsid="0144063b" style:font-weight-asian="bold" style:font-weight-complex="bold"/>
    </style:style>
    <style:style style:name="T39" style:family="text">
      <style:text-properties fo:font-weight="bold" officeooo:rsid="01471430" style:font-weight-asian="bold" style:font-weight-complex="bold"/>
    </style:style>
    <style:style style:name="T40" style:family="text">
      <style:text-properties officeooo:rsid="0113d87b"/>
    </style:style>
    <style:style style:name="T41" style:family="text">
      <style:text-properties officeooo:rsid="0117497a"/>
    </style:style>
    <style:style style:name="T42" style:family="text">
      <style:text-properties officeooo:rsid="0117f19f"/>
    </style:style>
    <style:style style:name="T43" style:family="text">
      <style:text-properties officeooo:rsid="01209272"/>
    </style:style>
    <style:style style:name="T44" style:family="text">
      <style:text-properties officeooo:rsid="01221dd8"/>
    </style:style>
    <style:style style:name="T45" style:family="text">
      <style:text-properties officeooo:rsid="0123f003"/>
    </style:style>
    <style:style style:name="T46" style:family="text">
      <style:text-properties officeooo:rsid="0125c467"/>
    </style:style>
    <style:style style:name="T47" style:family="text">
      <style:text-properties officeooo:rsid="0127f11e"/>
    </style:style>
    <style:style style:name="T48" style:family="text">
      <style:text-properties officeooo:rsid="0131f793"/>
    </style:style>
    <style:style style:name="T49" style:family="text">
      <style:text-properties officeooo:rsid="01336b08"/>
    </style:style>
    <style:style style:name="T50" style:family="text">
      <style:text-properties officeooo:rsid="0133b7a2"/>
    </style:style>
    <style:style style:name="T51" style:family="text">
      <style:text-properties style:text-underline-style="none"/>
    </style:style>
    <style:style style:name="T52" style:family="text">
      <style:text-properties officeooo:rsid="0134f500"/>
    </style:style>
    <style:style style:name="T53" style:family="text">
      <style:text-properties officeooo:rsid="01368481"/>
    </style:style>
    <style:style style:name="T54" style:family="text">
      <style:text-properties officeooo:rsid="0138b4ea"/>
    </style:style>
    <style:style style:name="T55" style:family="text">
      <style:text-properties officeooo:rsid="013c031d"/>
    </style:style>
    <style:style style:name="T56" style:family="text">
      <style:text-properties officeooo:rsid="013ef52b"/>
    </style:style>
    <style:style style:name="T57" style:family="text">
      <style:text-properties officeooo:rsid="013f7dd1"/>
    </style:style>
    <style:style style:name="T58" style:family="text">
      <style:text-properties officeooo:rsid="00f62f29"/>
    </style:style>
    <style:style style:name="T59" style:family="text">
      <style:text-properties officeooo:rsid="0142acfc"/>
    </style:style>
    <style:style style:name="T60" style:family="text">
      <style:text-properties style:font-name="Liberation Serif" officeooo:rsid="0142acfc" style:font-name-asian="DejaVu Sans" style:font-name-complex="Lohit Hindi"/>
    </style:style>
    <style:style style:name="T61" style:family="text">
      <style:text-properties style:font-name="Liberation Serif" officeooo:rsid="01431cbf" style:font-name-asian="DejaVu Sans" style:font-name-complex="Lohit Hindi"/>
    </style:style>
    <style:style style:name="T62" style:family="text">
      <style:text-properties officeooo:rsid="01431cbf"/>
    </style:style>
    <style:style style:name="T63" style:family="text">
      <style:text-properties officeooo:rsid="0144063b"/>
    </style:style>
    <style:style style:name="T64" style:family="text">
      <style:text-properties officeooo:rsid="0146a54c"/>
    </style:style>
    <style:style style:name="T65" style:family="text">
      <style:text-properties officeooo:rsid="01471430"/>
    </style:style>
    <style:style style:name="T66" style:family="text">
      <style:text-properties officeooo:rsid="014837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p>
      <text:p text:style-name="P2"><text:span text:style-name="T1">The Barrett routines</text:span>.</text:p>
      <text:p text:style-name="P24">Richard Parker <text:span text:style-name="T1">29.4</text:span>.201<text:span text:style-name="T2">9</text:span></text:p>
      <text:p text:style-name="P8"/>
      <text:p text:style-name="P18">Section 1 – <text:span text:style-name="T1">Introduction.</text:span></text:p>
      <text:p text:style-name="P3"/>
      <text:p text:style-name="P16">This is the third revision of this document, aimed at separating what it does from how it does it, now that things are relatively clear.</text:p>
      <text:p text:style-name="P16"/>
      <text:p text:style-name="P16">What it does is to provide a matched pair of routines - the preparation and the work - where the work consists of taking an input string of unsigned integers in 16, 32 or 64 bits, and expressing the result to base d, outputing the digits, little-end-first, as a string k 8, 16 or 32-bit unsigned integers. <text:s/>The preparation phase must be given the size of input, the size of output, d, the maximum possible value of the input integers<text:span text:style-name="T59"> (which will be increased until it is </text:span><text:span text:style-name="T34">−</text:span><text:span text:style-name="T60">1 mod d</text:span><text:span text:style-name="T61">, if it isn't already so</text:span><text:span text:style-name="T60">)</text:span> and the number k, and produces a<text:span text:style-name="T62"> small</text:span> array of uint64_t values that are passed to the work routine. <text:s/>The count of the number of integers <text:span text:style-name="T62">to be expressed to base d </text:span>is <text:span text:style-name="T62">not provided to the preparation routine, but just to </text:span>the work routine.<text:span text:style-name="T62"> <text:s/>The system is tuned for good performance when the number of integers converted is large, and ideally at least moderate for each call of the work routine.</text:span></text:p>
      <text:p text:style-name="P16"/>
      <text:p text:style-name="P16">An initial "version 0" can be written using the divide instruction, but that is not the intention long term. <text:s/>Instead the Barrett method will be used, replacing each &lt;divide by d&gt; by &lt;multiply by 2<text:span text:style-name="T4">w</text:span><text:span text:style-name="T11">/d then right-shift w places. <text:s/>The preparation routine must determine a suitable value of w such that this is always correct, which is why it needs the maximum value.</text:span></text:p>
      <text:p text:style-name="P41"/>
      <text:p text:style-name="P17"><text:span text:style-name="T11">The need for this routine arises because the divide instruction is so slow. <text:s/>From another direction, the need arises because of the way elements of large fields of small characteristic are stored in Dfmt. <text:s/></text:span><text:span text:style-name="T58">This has become more of <text:s/>problem recently as the HPMI is available (with Albrecht's help) for larger fields of small odd characteristic. <text:s/>Multiplication is much faster than division, and by computing m = 2</text:span><text:span text:style-name="T8">w</text:span><text:span text:style-name="T16">/d upfront, division by d is usefully replaced by multiplication by m followed by a right shift of w places</text:span><text:span text:style-name="T18">, a trick which I call "Barrett", though the meataxe64 usage</text:span><text:span text:style-name="T21"> may</text:span><text:span text:style-name="T18"> differ in minor details from his suggestion</text:span><text:span text:style-name="T16">.</text:span></text:p>
      <text:p text:style-name="P11"/>
      <text:p text:style-name="P11">One <text:span text:style-name="T43">use of Barrett technology </text:span>is <text:span text:style-name="T43">for </text:span>the <text:span text:style-name="T37">PExtract</text:span> routine, <text:span text:style-name="T43">which converts a matrix over the field of order p</text:span><text:span text:style-name="T8">b</text:span><text:span text:style-name="T16"> into b matrices mod p. <text:s/>In this case table lookup can be used if the the field element is first chopped into manageble pieces</text:span><text:span text:style-name="T18">, and the current implementation (which uses divide) is already reasonably fast, but the code is a bit of a mess and a more coherent strategy would help, as well as providing a </text:span><text:span text:style-name="T21">minor </text:span><text:span text:style-name="T18">performance enhancement.</text:span></text:p>
      <text:p text:style-name="P35"/>
      <text:p text:style-name="P14"><text:span text:style-name="T11">Another use is for the </text:span><text:span text:style-name="T17">DSMad</text:span><text:span text:style-name="T11"> and </text:span><text:span text:style-name="T17">DSMul</text:span><text:span text:style-name="T11"> routines. <text:s/>At the moment, for all fields up to 256 </text:span><text:soft-page-break/><text:span text:style-name="T11">table lookup is used effectively, and for fields 257-65536 (Zech) logarithms provide a good solution. <text:s/>For larger fields</text:span><text:span text:style-name="T21"> of odd characteristic</text:span><text:span text:style-name="T11">, the default method in use </text:span><text:span text:style-name="T22">functions </text:span><text:span text:style-name="T18">correctly</text:span><text:span text:style-name="T11">, but is excruciatingly slow, with the effect that implementing linear</text:span><text:span text:style-name="T18"> forms</text:span><text:span text:style-name="T11"> speeds up matrix multiplication to HPMI speeds, but Gaussian elimination remains only moderate in performance as Dfmt work is still needed on small matrices.</text:span><text:span text:style-name="T18"> <text:s/>For example, a 6567 x 6567 matrix multiplication over 5</text:span><text:span text:style-name="T9">7</text:span><text:span text:style-name="T18"> = 78125 takes under a minute, whereas an inversion takes 80 minutes, a difference which is almost entirely due to the terrible implementation of DSMad currently in use.</text:span></text:p>
      <text:p text:style-name="P39"/>
      <text:p text:style-name="P15"><text:span text:style-name="T18">T</text:span><text:span text:style-name="T11">here are probably also uses for Barrett in the field-changing routines bloat, extend, contract and Frobenius. <text:s/>These applications are not considered important enough to effect the design - we will simply look to see if we can use it once it is designed for the major applications.</text:span></text:p>
      <text:p text:style-name="P11"/>
      <text:p text:style-name="P12">A key feature of Barrett is that the divisor is known at the start, and it is entirely acceptable to do relatively slow computations upfront, knowing d, at FieldSet time.<text:span text:style-name="T44"> <text:s/>In particular we will be computing m = 2</text:span><text:span text:style-name="T10">w</text:span><text:span text:style-name="T19">/d rounded up for d a suitable power (or suitable powers) of the characteristic. <text:s/>There are two competing approaches available here when the characteristic is small (and odd). <text:s/>One idea is to chop the input field element into pieces identical to those used when working mod p - 3</text:span><text:span text:style-name="T10">5</text:span><text:span text:style-name="T19">, 5</text:span><text:span text:style-name="T10">3</text:span><text:span text:style-name="T19">, 7</text:span><text:span text:style-name="T10">2</text:span><text:span text:style-name="T19">, 11</text:span><text:span text:style-name="T10">2</text:span><text:span text:style-name="T19">, 13</text:span><text:span text:style-name="T10">2</text:span><text:span text:style-name="T44">, and single elements for p at least 17. <text:s/>This enables the look-up tables for addition to be recycled for adding polynomials, and mean that a polynomial multiplication look-up table with two one-byte inputs can be used. <text:s/>The other is to chop into larger pieces (called "bongs" in the code) so that table lookup can do a greater proportion of the work. <text:s/>The "byte" solution is perhaps aimed at DSMul/DSMad, whereas the "bong" solution may be more suited to PExtract.</text:span></text:p>
      <text:p text:style-name="P12"/>
      <text:p text:style-name="P13"><text:span text:style-name="T48">But l</text:span>et's start with the theory. <text:s/>We can then go on to consider the range of applicability (when the method produces correct results), whether vector methods are appropriate, whether both bye and bong versions are needed etc.</text:p>
      <text:p text:style-name="P9"/>
      <text:p text:style-name="P19">Section <text:span text:style-name="T3">2</text:span> – <text:span text:style-name="T3">Barrett in detail.</text:span></text:p>
      <text:p text:style-name="P4"/>
      <text:p text:style-name="P9">One way to view Barrett is that division by an arbitrary integer d is slow, but division by powers of two is fast - it is just a right shift. <text:s/>Our plan therefore is, rather than dividing by d, to multiply by 2<text:span text:style-name="T4">w</text:span><text:span text:style-name="T11">/d then divide by 2</text:span><text:span text:style-name="T4">w</text:span><text:span text:style-name="T11">. <text:s/>If everything were stored exactly, this would work, but it isn't, so we must consider - and, as it happens, consider very carefully - the errors that arise.</text:span></text:p>
      <text:p text:style-name="P25"/>
      <text:p text:style-name="P9"><text:span text:style-name="T11">In standard Barrett, we compute 2</text:span><text:span text:style-name="T4">w</text:span><text:span text:style-name="T11">/d </text:span><text:span text:style-name="T12">rounded down</text:span><text:span text:style-name="T11">. <text:s/>I have never understood why this is the case - it seems clear to me that we need to round up, and I will therefore define m = 2</text:span><text:span text:style-name="T4">w</text:span><text:span text:style-name="T11">/d </text:span><text:span text:style-name="T12">rounded up</text:span><text:span text:style-name="T11">. <text:s/>Perhaps I will see my error </text:span><text:span text:style-name="T21">somtime.</text:span><text:span text:style-name="T11"> </text:span></text:p>
      <text:p text:style-name="P25"/>
      <text:p text:style-name="P9"><text:span text:style-name="T11">The algebra</text:span><text:span text:style-name="T21"> looks</text:span><text:span text:style-name="T11"> a little simpler if we define S = 2</text:span><text:span text:style-name="T4">w</text:span><text:span text:style-name="T11">. <text:s/>We still need w, of course, as that is the number of places we wish to shift, so some might consider this a complication, not a simplification, but I'm going to do it that way, and just remember that division by S is a right </text:span><text:soft-page-break/><text:span text:style-name="T11">shift by w places</text:span><text:span text:style-name="T20">. <text:s/>All that really matters is that division by S is fast - if some strange machine implemented a fast division by integers S that were not powers of two, that would be useful in exactly the same way.</text:span><text:span text:style-name="T19"> <text:s/></text:span></text:p>
      <text:p text:style-name="P26"/>
      <text:p text:style-name="P27">Just to get it clear, Barrett is only useful if you need to divide by the same d time and time again. <text:s/><text:span text:style-name="T45">Our plan therefore is to compute </text:span>S/d (rounded up) upfront just once, and <text:span text:style-name="T45">use it r</text:span>epeatedly thereafter. <text:s/>There is therefore one division by d done for the entire program run.</text:p>
      <text:p text:style-name="P27"/>
      <text:p text:style-name="P10"><text:span text:style-name="T11">In all the applications I have in mind, both the quotient and the remainder are needed. <text:s/>Perhaps that is why I round up? <text:s/>Anyway the plan is to take the input number x, which is qd</text:span><text:span text:style-name="T20"> </text:span><text:span text:style-name="T11">+</text:span><text:span text:style-name="T20"> </text:span><text:span text:style-name="T11">r</text:span><text:span text:style-name="T15"> with</text:span><text:span text:style-name="T20"> <text:s text:c="4"/></text:span><text:span text:style-name="T15"><text:s/>0</text:span><text:span text:style-name="T20"> </text:span><text:span text:style-name="T14">≤</text:span><text:span text:style-name="T20"> </text:span><text:span text:style-name="T15">r</text:span><text:span text:style-name="T20"> </text:span><text:span text:style-name="T15">&lt;</text:span><text:span text:style-name="T20"> </text:span><text:span text:style-name="T15">d</text:span><text:span text:style-name="T11">, is to compute . . .</text:span></text:p>
      <text:p text:style-name="P27"/>
      <text:p text:style-name="P27">[ m = S/d rounded up done just once at the start<text:span text:style-name="T45"> </text:span>]</text:p>
      <text:p text:style-name="P27">q<text:span text:style-name="T45"> </text:span>=<text:span text:style-name="T45"> </text:span>m<text:span text:style-name="T45">.</text:span>x<text:span text:style-name="T45"> </text:span>/<text:span text:style-name="T45"> </text:span>S</text:p>
      <text:p text:style-name="P10"><text:span text:style-name="T11">r</text:span><text:span text:style-name="T20"> </text:span><text:span text:style-name="T11">=</text:span><text:span text:style-name="T20"> </text:span><text:span text:style-name="T11">x</text:span><text:span text:style-name="T20"> </text:span><text:span text:style-name="T13">−</text:span><text:span text:style-name="T14"> </text:span><text:span text:style-name="T11">q</text:span><text:span text:style-name="T20">.</text:span><text:span text:style-name="T11">d</text:span></text:p>
      <text:p text:style-name="P27"/>
      <text:p text:style-name="P27">When does this work? <text:s/>Firstly it needs to ensure that the multiplication m * x does not overflow. <text:s/>This is a relatively simple check, though we must not forget to do it.<text:span text:style-name="T48"> <text:s/>There is no need to check that q.d overflows as it will (if q is correct) be less than x. </text:span>Secondly, and more importantly, we need to check that mx/S is indeed q, and the danger here is that, as S was rounded up, that it will be greater. <text:s/>[If we round down, there is no way it can <text:span text:style-name="T45">always </text:span>work, since r may be zero and we have no alternative but to check something].</text:p>
      <text:p text:style-name="P27"/>
      <text:p text:style-name="P29">Since m = S/d rounded up, we may define the "error" as e = m <text:span text:style-name="T24">−</text:span> S/d (as an exact rational number). <text:s/>e measures how much we rounded up. <text:s/>Hence m = S/d+e exactly, with e &lt; 1, and remember that x = qd+r with r &lt; d.</text:p>
      <text:p text:style-name="P28"/>
      <text:p text:style-name="P28">Hence we see that q = mx/S = {[(S/d+e)].(qd+r)}/S exactly.</text:p>
      <text:p text:style-name="P27"/>
      <text:p text:style-name="P28">{[(S/d+e)].(qd+r)}/S = [1/d+e/S].(qd+r) = q + qde/S + r/d + er/S</text:p>
      <text:p text:style-name="P28"/>
      <text:p text:style-name="P36">Our division by S (a right shift) rounds down, so the result is q if and only if </text:p>
      <text:p text:style-name="P28"/>
      <text:p text:style-name="P28">qde/S + r/d + er/S <text:s/>&lt; <text:s text:c="2"/>1</text:p>
      <text:p text:style-name="P25"/>
      <text:p text:style-name="P31">We must allow for the possibility that r is d <text:span text:style-name="T24">−</text:span><text:span text:style-name="T23"> 1, which is the worst case. <text:s/>This leads to </text:span></text:p>
      <text:p text:style-name="P42"/>
      <text:p text:style-name="P30"><text:span text:style-name="T23">qde/S + </text:span><text:span text:style-name="T25">(d</text:span><text:span text:style-name="T24">−</text:span><text:span text:style-name="T25">1)</text:span><text:span text:style-name="T23">/d + e</text:span><text:span text:style-name="T25">(d</text:span><text:span text:style-name="T24">−</text:span><text:span text:style-name="T25">1)</text:span><text:span text:style-name="T23">/S <text:s/>&lt; <text:s text:c="2"/>1</text:span><text:span text:style-name="T25"> <text:s/></text:span></text:p>
      <text:p text:style-name="P30"><text:span text:style-name="T23">qde/S + </text:span><text:span text:style-name="T24">−</text:span><text:span text:style-name="T25">1</text:span><text:span text:style-name="T23">/d + e</text:span><text:span text:style-name="T25">(d</text:span><text:span text:style-name="T24">−</text:span><text:span text:style-name="T25">1)</text:span><text:span text:style-name="T23">/S <text:s/>&lt; <text:s text:c="2"/></text:span><text:span text:style-name="T25">0 </text:span></text:p>
      <text:p text:style-name="P30"><text:span text:style-name="T25">qde/S + e(d</text:span><text:span text:style-name="T24">−</text:span><text:span text:style-name="T25">1)/S <text:s/>&lt; <text:s text:c="3"/>1/d</text:span></text:p>
      <text:p text:style-name="P30"><text:span text:style-name="T25">qed</text:span><text:span text:style-name="T6">2</text:span><text:span text:style-name="T25">/S + e(d</text:span><text:span text:style-name="T6">2</text:span><text:span text:style-name="T25"> </text:span><text:span text:style-name="T24">−</text:span><text:span text:style-name="T25">d)/S <text:s/>&lt; <text:s/>1 <text:s text:c="3"/></text:span></text:p>
      <text:p text:style-name="P30"><text:span text:style-name="T25">qed</text:span><text:span text:style-name="T6">2</text:span><text:span text:style-name="T25"> + e(d</text:span><text:span text:style-name="T6">2</text:span><text:span text:style-name="T25"> </text:span><text:span text:style-name="T24">−</text:span><text:span text:style-name="T25">d) <text:s/>&lt; <text:s/>S</text:span></text:p>
      <text:p text:style-name="P30"><text:span text:style-name="T25">qd.ed + ed.d </text:span><text:span text:style-name="T24">−</text:span><text:span text:style-name="T25"> ed <text:s/>&lt; <text:s/>S</text:span></text:p>
      <text:p text:style-name="P30"><text:soft-page-break/><text:span text:style-name="T25">(qd+d</text:span><text:span text:style-name="T24">−</text:span><text:span text:style-name="T26">1</text:span><text:span text:style-name="T25">).ed <text:s/>&lt; <text:s/>S</text:span></text:p>
      <text:p text:style-name="P42"/>
      <text:p text:style-name="P32"><text:span text:style-name="T23">qd+d</text:span><text:span text:style-name="T24">−</text:span><text:span text:style-name="T26">1</text:span><text:span text:style-name="T23"> may be represented by X, which is the maximum value of the input x = qd+r.</text:span></text:p>
      <text:p text:style-name="P43"/>
      <text:p text:style-name="P31"><text:span text:style-name="T26">Hence the condition reduces to </text:span><text:span text:style-name="T35">Xed &lt; S</text:span><text:span text:style-name="T26"> (perhaps this was clear from the start</text:span><text:span text:style-name="T29"> if we look at things a different way</text:span><text:span text:style-name="T26">!)</text:span><text:span text:style-name="T23"> which one can (over)simplify to Xd&lt;S since e &lt; 1. <text:s/>In some cases we will want to take e properly into account, but Xd&lt;S is certainly sufficient, and we may bring in e when we wish to extend the usage to some slightly larger cases.</text:span></text:p>
      <text:p text:style-name="P42"/>
      <text:p text:style-name="P20">Section <text:span text:style-name="T36">3</text:span> – <text:span text:style-name="T46">The Scalar Implementation.</text:span></text:p>
      <text:p text:style-name="P5"/>
      <text:p text:style-name="P46">At this point, I propose a "straw man" implementation which seems fairly good. <text:s/>We can then go on to check whether it is good enough, and if not whether it will be compatible with future improvements. <text:s/>The idea here is to use the 64x64 -&gt; 128 multiplication throughout.</text:p>
      <text:p text:style-name="P46"/>
      <text:p text:style-name="P33"><text:span text:style-name="T23">There is an x86 scalar instruction "MUL" which multiplies two 64-bit integers, producing a 128-bit result</text:span><text:span text:style-name="T27"> in two registers (fixed as RDX and RAX)</text:span><text:span text:style-name="T23">. <text:s/>This instruction is present in all 64-bit chips</text:span><text:span text:style-name="T27">, always</text:span><text:span text:style-name="T23"> with </text:span><text:span text:style-name="T27">"good" performance (e.g. throughput o</text:span><text:span text:style-name="T23">ne-per-clock and latency 5 clocks</text:span><text:span text:style-name="T27"> on Haswell)</text:span><text:span text:style-name="T23">. <text:s/>Perhaps rather surprisingly the multiplication of smaller integers is </text:span><text:span text:style-name="T27">never</text:span><text:span text:style-name="T23"> really any faster</text:span><text:span text:style-name="T27">, and anyway the performance is so good that multiplication is not really a bottleneck. <text:s/>M</text:span><text:span text:style-name="T23">ultiple 32x32-&gt;64 and 16x16-&gt;32 are</text:span><text:span text:style-name="T27">, however,</text:span><text:span text:style-name="T23"> available using the vector registers. <text:s/>There appear to be no plans to introduce a vector 64x64 multiply at this time, though a 52-bit multiply (presumably recycling the floating point hardware) does appear on Intel's long-term roadmap.</text:span></text:p>
      <text:p text:style-name="P46"/>
      <text:p text:style-name="P34"><text:span text:style-name="T23">In its simplest application, our first hope is that the number of bits in q and the number of bits in d add up to 64 or less.</text:span><text:span text:style-name="T28"> <text:s/>Even if this is not the case, we may use one bit less for S and still find that Xed &lt; S. <text:s/>Nevertheless it is clear that, whatever we do, there will be some fields of order very close to 2</text:span><text:span text:style-name="T7">64</text:span><text:span text:style-name="T28"> where the simple-minded implementation will occasionally produce incorrect results. <text:s/>Certainly the simple-minded implementation is good for all fields of order less than 2</text:span><text:span text:style-name="T7">63</text:span><text:span text:style-name="T28">, so the exceptions are probably not very important.</text:span></text:p>
      <text:p text:style-name="P50"/>
      <text:p text:style-name="P51">I can see three approaches to this problem. <text:s/>One is to simply say that these fields work with the current (slow) technology, and declare that meataxe64 does not run fast with these fields. <text:s/>A second approach is to find a way to do a single real division to cut things down to a managable size. <text:s/>A third approach is to implement a 129-bit version (using the "carry" bit as well, which will work in all cases. <text:s/>This latter is a bit slower than the "straw man" 128-bit, and has a slightly different interface.</text:p>
      <text:p text:style-name="P51"/>
      <text:p text:style-name="P37"><text:span text:style-name="T23">Whichever approach is taken, it probably makes sense to use the simple-minded (fast) version whenever it can be guaranteed to work - the vast majority of the cases. <text:s/>This subject is taken up in section </text:span><text:span text:style-name="T30">XX</text:span><text:span text:style-name="T23">, where an attempt is made to figure out exactly when that is.</text:span></text:p>
      <text:p text:style-name="P51"/>
      <text:p text:style-name="P51">In other words, our strategy is to produce the fast, simple version for general use, to use it as <text:soft-page-break/>often as possible, and to consider later what to do about the remaining cases.</text:p>
      <text:p text:style-name="P51"/>
      <text:p text:style-name="P38"><text:span text:style-name="T23">There are actually six different cases to implement, depending on the size of the input and output, namely 64-&gt;32, 64-&gt;16, 64-&gt;8, 32-&gt;16, 32-&gt;8 and 16-&gt;8. <text:s/>Of these, it is probably the 32-&gt;8 version that is most important</text:span><text:span text:style-name="T31">.</text:span></text:p>
      <text:p text:style-name="P44"/>
      <text:p text:style-name="P65">muops<text:span text:style-name="T51"><text:tab/></text:span>Ports<text:span text:style-name="T51"><text:tab/><text:tab/></text:span>Operation</text:p>
      <text:p text:style-name="P44"><text:span text:style-name="T49"><text:s text:c="4"/></text:span>1<text:tab/><text:span text:style-name="T49"><text:tab/></text:span>P23<text:tab/><text:tab/>load x</text:p>
      <text:p text:style-name="P44"><text:span text:style-name="T49"><text:s text:c="4"/></text:span>2<text:tab/><text:span text:style-name="T49"><text:tab/></text:span>P1 P6<text:tab/><text:tab/>multiply by m</text:p>
      <text:p text:style-name="P44"><text:span text:style-name="T49"><text:s text:c="4"/></text:span>3<text:tab/><text:span text:style-name="T49"><text:tab/></text:span>3P06<text:tab/><text:tab/>shift w</text:p>
      <text:p text:style-name="P44"><text:span text:style-name="T49"><text:s text:c="4"/></text:span>2<text:tab/><text:span text:style-name="T49"><text:tab/></text:span>P1 P6<text:tab/><text:tab/>multiply by d</text:p>
      <text:p text:style-name="P44"><text:span text:style-name="T49"><text:s text:c="4"/></text:span>1<text:tab/><text:span text:style-name="T49"><text:tab/></text:span>P0156<text:tab/>subtract from x</text:p>
      <text:p text:style-name="P44"><text:span text:style-name="T49"><text:s text:c="4"/></text:span>2<text:tab/><text:span text:style-name="T49"><text:tab/></text:span>P237 P4<text:tab/>store q</text:p>
      <text:p text:style-name="P44"><text:span text:style-name="T49"><text:s text:c="4"/></text:span>2<text:tab/><text:span text:style-name="T49"><text:tab/></text:span>P237 P4<text:tab/>store r</text:p>
      <text:p text:style-name="P44"/>
      <text:p text:style-name="P48">In addition there are two tests and branches on size of input and size of output<text:span text:style-name="T50">, which we could separate out by repeating the code.</text:span></text:p>
      <text:p text:style-name="P48"/>
      <text:p text:style-name="P49"><text:s text:c="4"/>1<text:tab/><text:tab/>P06<text:tab/><text:tab/>test/branch if nonzero on input size predicted not taken</text:p>
      <text:p text:style-name="P49"><text:s text:c="4"/>1<text:tab/><text:tab/>P06<text:tab/><text:tab/>test/branch if nonzero on output size predicted not taken</text:p>
      <text:p text:style-name="P49"/>
      <text:p text:style-name="P48">The<text:span text:style-name="T50"> inner loop has to update the r pointer and decrement and branch. <text:s/>This can be reduced by unrolling the loop on the number of output remainders produced.</text:span></text:p>
      <text:p text:style-name="P48"/>
      <text:p text:style-name="P45"><text:span text:style-name="T50"><text:s text:c="4"/></text:span>1 <text:tab/>P0156<text:tab/>update r</text:p>
      <text:p text:style-name="P45"><text:span text:style-name="T50"><text:s text:c="4"/></text:span>1<text:tab/>P6<text:tab/><text:tab/>decrement and branch <text:span text:style-name="T50">on number of remainders predicted taken</text:span></text:p>
      <text:p text:style-name="P44"/>
      <text:p text:style-name="P49">The outer loop has to update the q and x pointers and again decrement and branch </text:p>
      <text:p text:style-name="P44"/>
      <text:p text:style-name="P45"><text:span text:style-name="T50"><text:s text:c="4"/></text:span>1<text:tab/>P0156<text:tab/>update q</text:p>
      <text:p text:style-name="P45"><text:span text:style-name="T50"><text:s text:c="4"/></text:span>1<text:tab/>P0156<text:tab/>update x</text:p>
      <text:p text:style-name="P45"><text:span text:style-name="T50"><text:s text:c="4"/></text:span>1<text:tab/>P6<text:tab/><text:tab/>decrement and branch <text:span text:style-name="T50">on number of input elements predicted taken.</text:span></text:p>
      <text:p text:style-name="P45"/>
      <text:p text:style-name="P49">Hence we see that the absolute simplest implementation has around 18 mu-ops<text:span text:style-name="T52"> per output remainder</text:span> for the 32-&gt;8 case, which can be reduced towards 13 by repetition and unrolling. <text:s/>To this must be added a couple of mu-ops if the input length is not 32 and another couple if the output is not 8.</text:p>
      <text:p text:style-name="P49"/>
      <text:p text:style-name="P52">One aspect to consider is that <text:span text:style-name="T53">on all Intel chips since Sandy Bridge, </text:span>the shift by a variable amount takes thr<text:span text:style-name="T53">ee mu-ops (3P06)</text:span>, whereas a shift by an amount known at compile-time takes only one mu-op<text:span text:style-name="T53"> (P06). <text:s/>This would probably be premature optimization at this stage, but could be added later. <text:s/>This is a noticeable improvement in that the shift is anyway constant over the loop, so we could choose a particular shift (e.g. 20) to use in those cases where it works, and </text:span><text:soft-page-break/><text:span text:style-name="T53">test specifically for this case in the routine. <text:s/>After all, the vast majority of interesting cases (and all 32-&gt;8 in particular) would be fine with a shift of 20. <text:s/>This is not a consideration on AMD chips, nor on the early Intel ones, where constant and variable shifts are equally fast.</text:span></text:p>
      <text:p text:style-name="P52"/>
      <text:p text:style-name="P61">I propose to set a bit in the flags byte parameter if the first stage needs extra bits.</text:p>
      <text:p text:style-name="P52"/>
      <text:p text:style-name="P22">Section <text:span text:style-name="T54">4</text:span> – <text:span text:style-name="T54">Possible Vector Implementation.</text:span></text:p>
      <text:p text:style-name="P54"/>
      <text:p text:style-name="P59">At this stage it is not clear whether the scalar version described above will have adequate performance. <text:s/>It makes sense to do at least a preliminary analysis of what can be achieved with vector programming, if only to see if it has any influence on the interfaces. <text:s/>As I see it, the only likely influence is to insist that there be 64 bytes of scratch space after the output area so that vector stores can be used for partial results.</text:p>
      <text:p text:style-name="P59"/>
      <text:p text:style-name="P59">There seem to be no plans to include a 64 x 64 -&gt; 128 multiply in vector arithmetic. <text:s/>There are suggestions that a 52 x 52 -&gt; 104 may be included in AVX-512 some way down the line, but I propose to ignore that for now. <text:s/>Even the 32 x 32 -&gt; 64 consists of just the single instruction PMULUDQ, which we may imagine multiplies two 64-bit quantities to produce the low bits of the result, though in fact the top 32 bits of each input are ignored.<text:span text:style-name="T55"> <text:s/>For 16 bits there is the PMULHW instruction that multiplies 16 x 16 and stores the high 16 bits of the result, which is more suitable though, of course, is only 16 bits. <text:s/>Hence the 16 -&gt; 8 Barrett can be excellently vectorized, though I am not clear whether this is useful.</text:span></text:p>
      <text:p text:style-name="P59"/>
      <text:p text:style-name="P60">For 32-bit work, the following instructions look useful.</text:p>
      <text:p text:style-name="P55"/>
      <text:p text:style-name="P56">VPMOVZXDQ is the instruction to grab 32-bit quantities into the 64-bit positions.</text:p>
      <text:p text:style-name="P56">VPMULUDQ is the instruction to multiply 64 bit positions. <text:s/>The top 32-bits of each position are ignored, but that is fine in our application.</text:p>
      <text:p text:style-name="P56">VPSRLQ is the instruction to shift the 64-bit positions to the right. <text:s/>The shift is held <text:span text:style-name="T40">in an xmm register (even for AVX-512). <text:s/>All positions are shifted the same amount (which is what we want).</text:span></text:p>
      <text:p text:style-name="P57">PACKUSWB is an instruction to take two inputs and double the density. <text:s/>It may well be necessary to do some sort of PSHUF (Ideally word, as byte needs SSE3)</text:p>
      <text:p text:style-name="P57"/>
      <text:p text:style-name="P53"><text:tab/><text:tab/><text:tab/>Nehalem<text:span text:style-name="T54"> (128)</text:span><text:tab/>Haswell<text:span text:style-name="T54"> (256)</text:span><text:tab/>Skylake-X<text:span text:style-name="T54"> (512)</text:span></text:p>
      <text:p text:style-name="P53">VPMOVZXDQ <text:tab/>P05 P3<text:span text:style-name="T41"><text:tab/><text:tab/>P5 P23<text:tab/><text:tab/>P5 P23</text:span></text:p>
      <text:p text:style-name="P53">VPMULUDQ<text:tab/>P1 (L3)<text:span text:style-name="T41"><text:tab/><text:tab/>P0 (L5)<text:tab/><text:tab/>P0 (L5)</text:span></text:p>
      <text:p text:style-name="P53">VPSRLQ<text:tab/><text:tab/>P1 P05<text:span text:style-name="T41"><text:tab/><text:tab/>P0<text:tab/><text:tab/><text:tab/>P01/P05</text:span></text:p>
      <text:p text:style-name="P58">PACKUSWB<text:tab/>P05<text:tab/><text:tab/><text:tab/>P5<text:span text:style-name="T42"><text:tab/><text:tab/><text:tab/>P5</text:span></text:p>
      <text:p text:style-name="P58"/>
      <text:p text:style-name="P60">There are also BLEND and PSHUF instructions which will probably have application for producing the output in the order required.</text:p>
      <text:p text:style-name="P60"/>
      <text:p text:style-name="P23"><text:soft-page-break/>Section <text:span text:style-name="T56">5</text:span> – <text:span text:style-name="T56">The Preliminary routine.</text:span></text:p>
      <text:p text:style-name="P47"/>
      <text:p text:style-name="P61">In order to provide a forward-looking interface, I propose to match the Barrett routine proper with the preparatory routine that computes the parameters. <text:s/>One function of this routine is to compute S/d rounded up, which is a bit of a hassle in "c". <text:s/>The other purpose, however, is to check whatever needs to be checked to see what the "flags" word should be. <text:s/>The nature of the flags word is therefore private to the pair, allowing future improvements to be made without affecting the rest of the system.</text:p>
      <text:p text:style-name="P61"/>
      <text:p text:style-name="P61">The input to the preparatory routine is certainly the size of the input {64,32,16} and the size of the output {32,16,8}. <text:s/>It also needs to know the maximum size of the input and the number of iterations to be performed.<text:span text:style-name="T57"> <text:s/>It also need the denominator 'd', which is assumed to be constant across all iterations.</text:span></text:p>
      <text:p text:style-name="P61"/>
      <text:p text:style-name="P64"><text:span text:style-name="T37">void </text:span><text:span text:style-name="T38">pcbarprp</text:span><text:span text:style-name="T37">(int inp, int oup, long base, int digits, uint64_t maxval, uint64_t * barpar) </text:span>to produce the "barpar" array suitable for taking input of size inp, which must be <text:span text:style-name="T63">{0,1,2} meaning 64,</text:span> 32 or <text:span text:style-name="T63">16 (and is usually f-&gt;paktyp)</text:span> and expressing all the inputs as "digits" to base "base" of size oup <text:span text:style-name="T63">which is 1,2 or at least 3 and is usually f-&gt;ppaktyp) meaning 32, 16 or 8.</text:span> <text:s/>The maximum possible input is given in maxval<text:span text:style-name="T63"> and is usually f-&gt;fdef-1.</text:span>.</text:p>
      <text:p text:style-name="P64"/>
      <text:p text:style-name="P66"><text:span text:style-name="T37">void pcbarrett(uint64_t * barpar, Dfmt * input, Dfmt * output, uint64_t entries)</text:span> to perform the conversion of the input stream ("entries" long) to the output stream according to the scheme as selected by the BarPrep call that produced the barpar array.</text:p>
      <text:p text:style-name="P66"/>
      <text:p text:style-name="P69">Section <text:span text:style-name="T64">6</text:span> – <text:span text:style-name="T64">A review of Barrett as currently used.</text:span></text:p>
      <text:p text:style-name="P67"/>
      <text:p text:style-name="P68">The <text:span text:style-name="T37">bar41</text:span> field is used only in field.c (though it is exported). <text:s/>It is used in the operations using single FELTs (add, subtract, negate) and in TAdd/TSub.<text:span text:style-name="T66"> In TAdd/TSub it is used in cases 6 [16 bit prime power where spaclev=1 [23-127], 12, [16-bit prime powers for extraction] 11, 13, 14 [32-bit prime powers for extraction]</text:span></text:p>
      <text:p text:style-name="P68"/>
      <text:p text:style-name="P68">The bong is only used in PExtract, which does not use Barrett at all at the moment.<text:span text:style-name="T66"> :-(</text:span></text:p>
      <text:p text:style-name="P68"/>
      <text:p text:style-name="P68"><text:span text:style-name="T65">The </text:span><text:span text:style-name="T39">bar48</text:span><text:span text:style-name="T65"> field used in field.c and hpmi.c. <text:s/>In field.c it is used in DSMad case 4 and DSMul case 2 (both for 16 bit primes). <text:s/>In hpmi.c it is used in CtoD to complete the reduction of the Cfmt mod p.</text:span></text:p>
      <text:p text:style-name="P47"/>
      <text:p text:style-name="P21">Section <text:span text:style-name="T52">XX</text:span> – <text:span text:style-name="T47">Range of applicability.</text:span></text:p>
      <text:p text:style-name="P6"/>
      <text:p text:style-name="P7">As the Barrett routine sets its own flags, it always works. <text:s/>The vast majority of the time, it works without further ado, but sometimes a bit more care is needed. <text:s/>Whether this is implemented via a division, or using a 129-bit method is implementation dependent, but this <text:soft-page-break/>appendix takes a look to see when this "extra care" is actually needed. <text:s/>It is not very often. <text:s/>Not very often at all!</text:p>
      <text:p text:style-name="P7"/>
      <text:p text:style-name="P40"><text:span text:style-name="T23">The simple Barrett at 64 x 64 -&gt; 128 is always good </text:span><text:span text:style-name="T32">when the number of bits of d and the number of bits of the quotient q add up to 64 or less. <text:s/>This will certainly be true if </text:span><text:span text:style-name="T33">either</text:span><text:span text:style-name="T23"> of the following hold . . .</text:span></text:p>
      <text:p text:style-name="P60"/>
      <text:p text:style-name="P40"><text:span text:style-name="T23">1. <text:s/>The field has order </text:span><text:span text:style-name="T32">at most</text:span><text:span text:style-name="T23"> 2</text:span><text:span text:style-name="T5">63</text:span><text:span text:style-name="T23">.</text:span></text:p>
      <text:p text:style-name="P60">2. <text:s/>A power of two chunks are extracted, all the same size.</text:p>
      <text:p text:style-name="P62"/>
      <text:p text:style-name="P63">In any case it is only the first iteration that can fail. <text:s/>I think the best plan is that, if neither of the above two conditions holds, the preparatory routine actually computes e and checks explicitly whether Xed &lt; 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5-01T10:25:36.971336556</dc:date>
    <meta:editing-duration>P4DT10H8M3S</meta:editing-duration>
    <meta:editing-cycles>442</meta:editing-cycles>
    <meta:generator>LibreOffice/5.1.6.2$Linux_X86_64 LibreOffice_project/10m0$Build-2</meta:generator>
    <meta:printed-by>User </meta:printed-by>
    <meta:print-date>2012-07-06T16:23:45</meta:print-date>
    <meta:document-statistic meta:table-count="0" meta:image-count="0" meta:object-count="0" meta:page-count="8" meta:paragraph-count="96" meta:word-count="3327" meta:character-count="18253" meta:non-whitespace-character-count="14798"/>
  </office:meta>
</office:document-meta>
</file>